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06/28/2011</text:date>, <text:time>09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to </meta:initial-creator>
    <meta:creation-date>2011-06-28T09:23:15</meta:creation-date>
    <dc:date>2011-06-28T09:31:02</dc:date>
    <dc:creator>beto </dc:creator>
    <meta:editing-duration>PT7M49S</meta:editing-duration>
    <meta:editing-cycles>1</meta:editing-cycles>
    <meta:document-statistic meta:table-count="3" meta:cell-count="727" meta:object-count="0"/>
    <meta:generator>LibreOffice/3.3$Unix LibreOffice_project/330m19$Build-202</meta:generator>
  </office:meta>
</office:document-meta>
</file>